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</table:table-row>
        <table:table-row table:style-name="ro1">
          <table:table-cell office:value-type="string" calcext:value-type="string">
            <text:p>MapCreation/262144</text:p>
          </table:table-cell>
          <table:table-cell office:value-type="float" office:value="5" calcext:value-type="float">
            <text:p>5</text:p>
          </table:table-cell>
          <table:table-cell office:value-type="float" office:value="185227000" calcext:value-type="float">
            <text:p>185227000</text:p>
          </table:table-cell>
          <table:table-cell office:value-type="float" office:value="183490000" calcext:value-type="float">
            <text:p>18349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Creation/524288</text:p>
          </table:table-cell>
          <table:table-cell office:value-type="float" office:value="2" calcext:value-type="float">
            <text:p>2</text:p>
          </table:table-cell>
          <table:table-cell office:value-type="float" office:value="493665000" calcext:value-type="float">
            <text:p>493665000</text:p>
          </table:table-cell>
          <table:table-cell office:value-type="float" office:value="488374000" calcext:value-type="float">
            <text:p>488374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Creation/1048576</text:p>
          </table:table-cell>
          <table:table-cell office:value-type="float" office:value="1" calcext:value-type="float">
            <text:p>1</text:p>
          </table:table-cell>
          <table:table-cell office:value-type="float" office:value="1106060000" calcext:value-type="float">
            <text:p>1106060000</text:p>
          </table:table-cell>
          <table:table-cell office:value-type="float" office:value="1101090000" calcext:value-type="float">
            <text:p>110109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Creation/2097152</text:p>
          </table:table-cell>
          <table:table-cell office:value-type="float" office:value="1" calcext:value-type="float">
            <text:p>1</text:p>
          </table:table-cell>
          <table:table-cell office:value-type="float" office:value="2826390000" calcext:value-type="float">
            <text:p>2826390000</text:p>
          </table:table-cell>
          <table:table-cell office:value-type="float" office:value="2823710000" calcext:value-type="float">
            <text:p>282371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Creation/4194304</text:p>
          </table:table-cell>
          <table:table-cell office:value-type="float" office:value="1" calcext:value-type="float">
            <text:p>1</text:p>
          </table:table-cell>
          <table:table-cell office:value-type="float" office:value="6807720000" calcext:value-type="float">
            <text:p>6807720000</text:p>
          </table:table-cell>
          <table:table-cell office:value-type="float" office:value="6807410000" calcext:value-type="float">
            <text:p>680741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Creation/8388608</text:p>
          </table:table-cell>
          <table:table-cell office:value-type="float" office:value="1" calcext:value-type="float">
            <text:p>1</text:p>
          </table:table-cell>
          <table:table-cell office:value-type="float" office:value="15952900000" calcext:value-type="float">
            <text:p>15952900000</text:p>
          </table:table-cell>
          <table:table-cell office:value-type="float" office:value="15865500000" calcext:value-type="float">
            <text:p>1586550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Creation/16777216</text:p>
          </table:table-cell>
          <table:table-cell office:value-type="float" office:value="1" calcext:value-type="float">
            <text:p>1</text:p>
          </table:table-cell>
          <table:table-cell office:value-type="float" office:value="36253900000" calcext:value-type="float">
            <text:p>36253900000</text:p>
          </table:table-cell>
          <table:table-cell office:value-type="float" office:value="36164700000" calcext:value-type="float">
            <text:p>3616470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Creation/33554432</text:p>
          </table:table-cell>
          <table:table-cell office:value-type="float" office:value="1" calcext:value-type="float">
            <text:p>1</text:p>
          </table:table-cell>
          <table:table-cell office:value-type="float" office:value="84349500000" calcext:value-type="float">
            <text:p>84349500000</text:p>
          </table:table-cell>
          <table:table-cell office:value-type="float" office:value="84011200000" calcext:value-type="float">
            <text:p>8401120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Creation/262144</text:p>
          </table:table-cell>
          <table:table-cell office:value-type="float" office:value="1" calcext:value-type="float">
            <text:p>1</text:p>
          </table:table-cell>
          <table:table-cell office:value-type="float" office:value="12298200000" calcext:value-type="float">
            <text:p>12298200000</text:p>
          </table:table-cell>
          <table:table-cell office:value-type="float" office:value="12266300000" calcext:value-type="float">
            <text:p>1226630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Creation/524288</text:p>
          </table:table-cell>
          <table:table-cell office:value-type="float" office:value="8" calcext:value-type="float">
            <text:p>8</text:p>
          </table:table-cell>
          <table:table-cell office:value-type="float" office:value="80873600" calcext:value-type="float">
            <text:p>80873600</text:p>
          </table:table-cell>
          <table:table-cell office:value-type="float" office:value="80291900" calcext:value-type="float">
            <text:p>802919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Creation/1048576</text:p>
          </table:table-cell>
          <table:table-cell office:value-type="float" office:value="4" calcext:value-type="float">
            <text:p>4</text:p>
          </table:table-cell>
          <table:table-cell office:value-type="float" office:value="169034000" calcext:value-type="float">
            <text:p>169034000</text:p>
          </table:table-cell>
          <table:table-cell office:value-type="float" office:value="167823000" calcext:value-type="float">
            <text:p>167823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Creation/2097152</text:p>
          </table:table-cell>
          <table:table-cell office:value-type="float" office:value="2" calcext:value-type="float">
            <text:p>2</text:p>
          </table:table-cell>
          <table:table-cell office:value-type="float" office:value="383280000" calcext:value-type="float">
            <text:p>383280000</text:p>
          </table:table-cell>
          <table:table-cell office:value-type="float" office:value="381073000" calcext:value-type="float">
            <text:p>381073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Creation/4194304</text:p>
          </table:table-cell>
          <table:table-cell office:value-type="float" office:value="1" calcext:value-type="float">
            <text:p>1</text:p>
          </table:table-cell>
          <table:table-cell office:value-type="float" office:value="867409000" calcext:value-type="float">
            <text:p>867409000</text:p>
          </table:table-cell>
          <table:table-cell office:value-type="float" office:value="865001000" calcext:value-type="float">
            <text:p>865001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Creation/8388608</text:p>
          </table:table-cell>
          <table:table-cell office:value-type="float" office:value="1" calcext:value-type="float">
            <text:p>1</text:p>
          </table:table-cell>
          <table:table-cell office:value-type="float" office:value="1879700000" calcext:value-type="float">
            <text:p>1879700000</text:p>
          </table:table-cell>
          <table:table-cell office:value-type="float" office:value="1879670000" calcext:value-type="float">
            <text:p>187967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Creation/16777216</text:p>
          </table:table-cell>
          <table:table-cell office:value-type="float" office:value="1" calcext:value-type="float">
            <text:p>1</text:p>
          </table:table-cell>
          <table:table-cell office:value-type="float" office:value="4099650000" calcext:value-type="float">
            <text:p>4099650000</text:p>
          </table:table-cell>
          <table:table-cell office:value-type="float" office:value="4099380000" calcext:value-type="float">
            <text:p>409938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Creation/33554432</text:p>
          </table:table-cell>
          <table:table-cell office:value-type="float" office:value="1" calcext:value-type="float">
            <text:p>1</text:p>
          </table:table-cell>
          <table:table-cell office:value-type="float" office:value="9028830000" calcext:value-type="float">
            <text:p>9028830000</text:p>
          </table:table-cell>
          <table:table-cell office:value-type="float" office:value="8984540000" calcext:value-type="float">
            <text:p>898454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ookup/262144</text:p>
          </table:table-cell>
          <table:table-cell office:value-type="float" office:value="29" calcext:value-type="float">
            <text:p>29</text:p>
          </table:table-cell>
          <table:table-cell office:value-type="float" office:value="24441900" calcext:value-type="float">
            <text:p>24441900</text:p>
          </table:table-cell>
          <table:table-cell office:value-type="float" office:value="24441600" calcext:value-type="float">
            <text:p>244416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ookup/524288</text:p>
          </table:table-cell>
          <table:table-cell office:value-type="float" office:value="11" calcext:value-type="float">
            <text:p>11</text:p>
          </table:table-cell>
          <table:table-cell office:value-type="float" office:value="59997600" calcext:value-type="float">
            <text:p>59997600</text:p>
          </table:table-cell>
          <table:table-cell office:value-type="float" office:value="59998100" calcext:value-type="float">
            <text:p>599981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ookup/1048576</text:p>
          </table:table-cell>
          <table:table-cell office:value-type="float" office:value="5" calcext:value-type="float">
            <text:p>5</text:p>
          </table:table-cell>
          <table:table-cell office:value-type="float" office:value="135258000" calcext:value-type="float">
            <text:p>135258000</text:p>
          </table:table-cell>
          <table:table-cell office:value-type="float" office:value="135251000" calcext:value-type="float">
            <text:p>135251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ookup/2097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9023000" calcext:value-type="float">
            <text:p>299023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ookup/4194304</text:p>
          </table:table-cell>
          <table:table-cell office:value-type="float" office:value="1" calcext:value-type="float">
            <text:p>1</text:p>
          </table:table-cell>
          <table:table-cell office:value-type="float" office:value="667588000" calcext:value-type="float">
            <text:p>667588000</text:p>
          </table:table-cell>
          <table:table-cell office:value-type="float" office:value="667568000" calcext:value-type="float">
            <text:p>667568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ookup/8388608</text:p>
          </table:table-cell>
          <table:table-cell office:value-type="float" office:value="1" calcext:value-type="float">
            <text:p>1</text:p>
          </table:table-cell>
          <table:table-cell office:value-type="float" office:value="1356950000" calcext:value-type="float">
            <text:p>1356950000</text:p>
          </table:table-cell>
          <table:table-cell office:value-type="float" office:value="1356900000" calcext:value-type="float">
            <text:p>135690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ookup/16777216</text:p>
          </table:table-cell>
          <table:table-cell office:value-type="float" office:value="1" calcext:value-type="float">
            <text:p>1</text:p>
          </table:table-cell>
          <table:table-cell office:value-type="float" office:value="3015410000" calcext:value-type="float">
            <text:p>3015410000</text:p>
          </table:table-cell>
          <table:table-cell office:value-type="float" office:value="3015320000" calcext:value-type="float">
            <text:p>301532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Lookup/33554432</text:p>
          </table:table-cell>
          <table:table-cell office:value-type="float" office:value="1" calcext:value-type="float">
            <text:p>1</text:p>
          </table:table-cell>
          <table:table-cell office:value-type="float" office:value="6987310000" calcext:value-type="float">
            <text:p>6987310000</text:p>
          </table:table-cell>
          <table:table-cell office:value-type="float" office:value="6987060000" calcext:value-type="float">
            <text:p>698706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Lookup/262144</text:p>
          </table:table-cell>
          <table:table-cell office:value-type="float" office:value="1035" calcext:value-type="float">
            <text:p>1035</text:p>
          </table:table-cell>
          <table:table-cell office:value-type="float" office:value="682155" calcext:value-type="float">
            <text:p>682155</text:p>
          </table:table-cell>
          <table:table-cell office:value-type="float" office:value="682240" calcext:value-type="float">
            <text:p>68224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Lookup/524288</text:p>
          </table:table-cell>
          <table:table-cell office:value-type="float" office:value="499" calcext:value-type="float">
            <text:p>499</text:p>
          </table:table-cell>
          <table:table-cell office:value-type="float" office:value="1390950" calcext:value-type="float">
            <text:p>1390950</text:p>
          </table:table-cell>
          <table:table-cell office:value-type="float" office:value="1391310" calcext:value-type="float">
            <text:p>139131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Lookup/1048576</text:p>
          </table:table-cell>
          <table:table-cell office:value-type="float" office:value="264" calcext:value-type="float">
            <text:p>264</text:p>
          </table:table-cell>
          <table:table-cell office:value-type="float" office:value="2657010" calcext:value-type="float">
            <text:p>2657010</text:p>
          </table:table-cell>
          <table:table-cell office:value-type="float" office:value="2657350" calcext:value-type="float">
            <text:p>265735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Lookup/2097152</text:p>
          </table:table-cell>
          <table:table-cell office:value-type="float" office:value="141" calcext:value-type="float">
            <text:p>141</text:p>
          </table:table-cell>
          <table:table-cell office:value-type="float" office:value="4968180" calcext:value-type="float">
            <text:p>4968180</text:p>
          </table:table-cell>
          <table:table-cell office:value-type="float" office:value="4967630" calcext:value-type="float">
            <text:p>496763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Lookup/4194304</text:p>
          </table:table-cell>
          <table:table-cell office:value-type="float" office:value="58" calcext:value-type="float">
            <text:p>58</text:p>
          </table:table-cell>
          <table:table-cell office:value-type="float" office:value="12550800" calcext:value-type="float">
            <text:p>12550800</text:p>
          </table:table-cell>
          <table:table-cell office:value-type="float" office:value="12550500" calcext:value-type="float">
            <text:p>125505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Lookup/8388608</text:p>
          </table:table-cell>
          <table:table-cell office:value-type="float" office:value="27" calcext:value-type="float">
            <text:p>27</text:p>
          </table:table-cell>
          <table:table-cell office:value-type="float" office:value="26200000" calcext:value-type="float">
            <text:p>26200000</text:p>
          </table:table-cell>
          <table:table-cell office:value-type="float" office:value="26193400" calcext:value-type="float">
            <text:p>261934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Lookup/16777216</text:p>
          </table:table-cell>
          <table:table-cell office:value-type="float" office:value="14" calcext:value-type="float">
            <text:p>14</text:p>
          </table:table-cell>
          <table:table-cell office:value-type="float" office:value="50527300" calcext:value-type="float">
            <text:p>50527300</text:p>
          </table:table-cell>
          <table:table-cell office:value-type="float" office:value="50527100" calcext:value-type="float">
            <text:p>505271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Lookup/33554432</text:p>
          </table:table-cell>
          <table:table-cell office:value-type="float" office:value="5" calcext:value-type="float">
            <text:p>5</text:p>
          </table:table-cell>
          <table:table-cell office:value-type="float" office:value="145253000" calcext:value-type="float">
            <text:p>145253000</text:p>
          </table:table-cell>
          <table:table-cell office:value-type="float" office:value="145196000" calcext:value-type="float">
            <text:p>145196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Delete/262144</text:p>
          </table:table-cell>
          <table:table-cell office:value-type="float" office:value="29" calcext:value-type="float">
            <text:p>29</text:p>
          </table:table-cell>
          <table:table-cell office:value-type="float" office:value="24325500" calcext:value-type="float">
            <text:p>24325500</text:p>
          </table:table-cell>
          <table:table-cell office:value-type="float" office:value="24324500" calcext:value-type="float">
            <text:p>243245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Delete/5242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0000700" calcext:value-type="float">
            <text:p>600007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Delete/1048576</text:p>
          </table:table-cell>
          <table:table-cell office:value-type="float" office:value="5" calcext:value-type="float">
            <text:p>5</text:p>
          </table:table-cell>
          <table:table-cell office:value-type="float" office:value="134246000" calcext:value-type="float">
            <text:p>134246000</text:p>
          </table:table-cell>
          <table:table-cell office:value-type="float" office:value="134237000" calcext:value-type="float">
            <text:p>134237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Delete/2097152</text:p>
          </table:table-cell>
          <table:table-cell office:value-type="float" office:value="2" calcext:value-type="float">
            <text:p>2</text:p>
          </table:table-cell>
          <table:table-cell office:value-type="float" office:value="293282000" calcext:value-type="float">
            <text:p>293282000</text:p>
          </table:table-cell>
          <table:table-cell office:value-type="float" office:value="293258000" calcext:value-type="float">
            <text:p>293258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Delete/4194304</text:p>
          </table:table-cell>
          <table:table-cell office:value-type="float" office:value="1" calcext:value-type="float">
            <text:p>1</text:p>
          </table:table-cell>
          <table:table-cell office:value-type="float" office:value="626697000" calcext:value-type="float">
            <text:p>626697000</text:p>
          </table:table-cell>
          <table:table-cell office:value-type="float" office:value="626564000" calcext:value-type="float">
            <text:p>626564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Delete/8388608</text:p>
          </table:table-cell>
          <table:table-cell office:value-type="float" office:value="1" calcext:value-type="float">
            <text:p>1</text:p>
          </table:table-cell>
          <table:table-cell office:value-type="float" office:value="1343230000" calcext:value-type="float">
            <text:p>1343230000</text:p>
          </table:table-cell>
          <table:table-cell office:value-type="float" office:value="1343140000" calcext:value-type="float">
            <text:p>134314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Delete/16777216</text:p>
          </table:table-cell>
          <table:table-cell office:value-type="float" office:value="1" calcext:value-type="float">
            <text:p>1</text:p>
          </table:table-cell>
          <table:table-cell office:value-type="float" office:value="2912480000" calcext:value-type="float">
            <text:p>2912480000</text:p>
          </table:table-cell>
          <table:table-cell office:value-type="float" office:value="2912410000" calcext:value-type="float">
            <text:p>291241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Delete/33554432</text:p>
          </table:table-cell>
          <table:table-cell office:value-type="float" office:value="1" calcext:value-type="float">
            <text:p>1</text:p>
          </table:table-cell>
          <table:table-cell office:value-type="float" office:value="6749360000" calcext:value-type="float">
            <text:p>6749360000</text:p>
          </table:table-cell>
          <table:table-cell office:value-type="float" office:value="6748750000" calcext:value-type="float">
            <text:p>674875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Delete/262144</text:p>
          </table:table-cell>
          <table:table-cell office:value-type="float" office:value="12" calcext:value-type="float">
            <text:p>12</text:p>
          </table:table-cell>
          <table:table-cell office:value-type="float" office:value="51555100" calcext:value-type="float">
            <text:p>51555100</text:p>
          </table:table-cell>
          <table:table-cell office:value-type="float" office:value="51583600" calcext:value-type="float">
            <text:p>515836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Delete/524288</text:p>
          </table:table-cell>
          <table:table-cell office:value-type="float" office:value="6" calcext:value-type="float">
            <text:p>6</text:p>
          </table:table-cell>
          <table:table-cell office:value-type="float" office:value="114719000" calcext:value-type="float">
            <text:p>114719000</text:p>
          </table:table-cell>
          <table:table-cell office:value-type="float" office:value="114749000" calcext:value-type="float">
            <text:p>114749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Delete/1048576</text:p>
          </table:table-cell>
          <table:table-cell office:value-type="float" office:value="3" calcext:value-type="float">
            <text:p>3</text:p>
          </table:table-cell>
          <table:table-cell office:value-type="float" office:value="243504000" calcext:value-type="float">
            <text:p>243504000</text:p>
          </table:table-cell>
          <table:table-cell office:value-type="float" office:value="243541000" calcext:value-type="float">
            <text:p>243541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Delete/2097152</text:p>
          </table:table-cell>
          <table:table-cell office:value-type="float" office:value="2" calcext:value-type="float">
            <text:p>2</text:p>
          </table:table-cell>
          <table:table-cell office:value-type="float" office:value="501881000" calcext:value-type="float">
            <text:p>501881000</text:p>
          </table:table-cell>
          <table:table-cell office:value-type="float" office:value="501910000" calcext:value-type="float">
            <text:p>50191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Delete/4194304</text:p>
          </table:table-cell>
          <table:table-cell office:value-type="float" office:value="1" calcext:value-type="float">
            <text:p>1</text:p>
          </table:table-cell>
          <table:table-cell office:value-type="float" office:value="976697000" calcext:value-type="float">
            <text:p>976697000</text:p>
          </table:table-cell>
          <table:table-cell office:value-type="float" office:value="976712000" calcext:value-type="float">
            <text:p>976712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Delete/8388608</text:p>
          </table:table-cell>
          <table:table-cell office:value-type="float" office:value="1" calcext:value-type="float">
            <text:p>1</text:p>
          </table:table-cell>
          <table:table-cell office:value-type="float" office:value="1692690000" calcext:value-type="float">
            <text:p>1692690000</text:p>
          </table:table-cell>
          <table:table-cell office:value-type="float" office:value="1692710000" calcext:value-type="float">
            <text:p>169271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Delete/16777216</text:p>
          </table:table-cell>
          <table:table-cell office:value-type="float" office:value="1" calcext:value-type="float">
            <text:p>1</text:p>
          </table:table-cell>
          <table:table-cell office:value-type="float" office:value="3857830000" calcext:value-type="float">
            <text:p>3857830000</text:p>
          </table:table-cell>
          <table:table-cell office:value-type="float" office:value="3857820000" calcext:value-type="float">
            <text:p>385782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Delete/33554432</text:p>
          </table:table-cell>
          <table:table-cell office:value-type="float" office:value="1" calcext:value-type="float">
            <text:p>1</text:p>
          </table:table-cell>
          <table:table-cell office:value-type="float" office:value="8210900000" calcext:value-type="float">
            <text:p>8210900000</text:p>
          </table:table-cell>
          <table:table-cell office:value-type="float" office:value="8210770000" calcext:value-type="float">
            <text:p>821077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/262144</text:p>
          </table:table-cell>
          <table:table-cell office:value-type="float" office:value="17" calcext:value-type="float">
            <text:p>17</text:p>
          </table:table-cell>
          <table:table-cell office:value-type="float" office:value="41019800" calcext:value-type="float">
            <text:p>41019800</text:p>
          </table:table-cell>
          <table:table-cell office:value-type="float" office:value="41017800" calcext:value-type="float">
            <text:p>410178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/524288</text:p>
          </table:table-cell>
          <table:table-cell office:value-type="float" office:value="7" calcext:value-type="float">
            <text:p>7</text:p>
          </table:table-cell>
          <table:table-cell office:value-type="float" office:value="96967100" calcext:value-type="float">
            <text:p>96967100</text:p>
          </table:table-cell>
          <table:table-cell office:value-type="float" office:value="96958100" calcext:value-type="float">
            <text:p>969581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/1048576</text:p>
          </table:table-cell>
          <table:table-cell office:value-type="float" office:value="3" calcext:value-type="float">
            <text:p>3</text:p>
          </table:table-cell>
          <table:table-cell office:value-type="float" office:value="217213000" calcext:value-type="float">
            <text:p>217213000</text:p>
          </table:table-cell>
          <table:table-cell office:value-type="float" office:value="217207000" calcext:value-type="float">
            <text:p>217207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/2097152</text:p>
          </table:table-cell>
          <table:table-cell office:value-type="float" office:value="2" calcext:value-type="float">
            <text:p>2</text:p>
          </table:table-cell>
          <table:table-cell office:value-type="float" office:value="458620000" calcext:value-type="float">
            <text:p>458620000</text:p>
          </table:table-cell>
          <table:table-cell office:value-type="float" office:value="458599000" calcext:value-type="float">
            <text:p>458599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/4194304</text:p>
          </table:table-cell>
          <table:table-cell office:value-type="float" office:value="1" calcext:value-type="float">
            <text:p>1</text:p>
          </table:table-cell>
          <table:table-cell office:value-type="float" office:value="967602000" calcext:value-type="float">
            <text:p>967602000</text:p>
          </table:table-cell>
          <table:table-cell office:value-type="float" office:value="967564000" calcext:value-type="float">
            <text:p>967564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/8388608</text:p>
          </table:table-cell>
          <table:table-cell office:value-type="float" office:value="1" calcext:value-type="float">
            <text:p>1</text:p>
          </table:table-cell>
          <table:table-cell office:value-type="float" office:value="2014230000" calcext:value-type="float">
            <text:p>2014230000</text:p>
          </table:table-cell>
          <table:table-cell office:value-type="float" office:value="2014190000" calcext:value-type="float">
            <text:p>201419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/16777216</text:p>
          </table:table-cell>
          <table:table-cell office:value-type="float" office:value="1" calcext:value-type="float">
            <text:p>1</text:p>
          </table:table-cell>
          <table:table-cell office:value-type="float" office:value="4218990000" calcext:value-type="float">
            <text:p>4218990000</text:p>
          </table:table-cell>
          <table:table-cell office:value-type="float" office:value="4218910000" calcext:value-type="float">
            <text:p>421891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/33554432</text:p>
          </table:table-cell>
          <table:table-cell office:value-type="float" office:value="1" calcext:value-type="float">
            <text:p>1</text:p>
          </table:table-cell>
          <table:table-cell office:value-type="float" office:value="9120780000" calcext:value-type="float">
            <text:p>9120780000</text:p>
          </table:table-cell>
          <table:table-cell office:value-type="float" office:value="9120570000" calcext:value-type="float">
            <text:p>912057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Magic/262144</text:p>
          </table:table-cell>
          <table:table-cell office:value-type="float" office:value="22" calcext:value-type="float">
            <text:p>22</text:p>
          </table:table-cell>
          <table:table-cell office:value-type="float" office:value="32243800" calcext:value-type="float">
            <text:p>32243800</text:p>
          </table:table-cell>
          <table:table-cell office:value-type="float" office:value="32243000" calcext:value-type="float">
            <text:p>32243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Magic/524288</text:p>
          </table:table-cell>
          <table:table-cell office:value-type="float" office:value="10" calcext:value-type="float">
            <text:p>10</text:p>
          </table:table-cell>
          <table:table-cell office:value-type="float" office:value="72433400" calcext:value-type="float">
            <text:p>72433400</text:p>
          </table:table-cell>
          <table:table-cell office:value-type="float" office:value="72423800" calcext:value-type="float">
            <text:p>724238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Magic/1048576</text:p>
          </table:table-cell>
          <table:table-cell office:value-type="float" office:value="5" calcext:value-type="float">
            <text:p>5</text:p>
          </table:table-cell>
          <table:table-cell office:value-type="float" office:value="150533000" calcext:value-type="float">
            <text:p>150533000</text:p>
          </table:table-cell>
          <table:table-cell office:value-type="float" office:value="150532000" calcext:value-type="float">
            <text:p>150532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Magic/2097152</text:p>
          </table:table-cell>
          <table:table-cell office:value-type="float" office:value="2" calcext:value-type="float">
            <text:p>2</text:p>
          </table:table-cell>
          <table:table-cell office:value-type="float" office:value="312770000" calcext:value-type="float">
            <text:p>312770000</text:p>
          </table:table-cell>
          <table:table-cell office:value-type="float" office:value="312762000" calcext:value-type="float">
            <text:p>312762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Magic/4194304</text:p>
          </table:table-cell>
          <table:table-cell office:value-type="float" office:value="1" calcext:value-type="float">
            <text:p>1</text:p>
          </table:table-cell>
          <table:table-cell office:value-type="float" office:value="672639000" calcext:value-type="float">
            <text:p>672639000</text:p>
          </table:table-cell>
          <table:table-cell office:value-type="float" office:value="672631000" calcext:value-type="float">
            <text:p>672631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Magic/8388608</text:p>
          </table:table-cell>
          <table:table-cell office:value-type="float" office:value="1" calcext:value-type="float">
            <text:p>1</text:p>
          </table:table-cell>
          <table:table-cell office:value-type="float" office:value="1323440000" calcext:value-type="float">
            <text:p>1323440000</text:p>
          </table:table-cell>
          <table:table-cell office:value-type="float" office:value="1323410000" calcext:value-type="float">
            <text:p>132341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Magic/16777216</text:p>
          </table:table-cell>
          <table:table-cell office:value-type="float" office:value="1" calcext:value-type="float">
            <text:p>1</text:p>
          </table:table-cell>
          <table:table-cell office:value-type="float" office:value="2743250000" calcext:value-type="float">
            <text:p>2743250000</text:p>
          </table:table-cell>
          <table:table-cell office:value-type="float" office:value="2743180000" calcext:value-type="float">
            <text:p>274318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ctorMultiDeleteMagic/33554432</text:p>
          </table:table-cell>
          <table:table-cell office:value-type="float" office:value="1" calcext:value-type="float">
            <text:p>1</text:p>
          </table:table-cell>
          <table:table-cell office:value-type="float" office:value="5815340000" calcext:value-type="float">
            <text:p>5815340000</text:p>
          </table:table-cell>
          <table:table-cell office:value-type="float" office:value="5815260000" calcext:value-type="float">
            <text:p>5815260000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name="Creation" draw:style-name="gr1" draw:text-style-name="P1" svg:width="15.997cm" svg:height="9.005cm" svg:x="15.419cm" svg:y="2.576cm">
            <draw:object draw:notify-on-update-of-ranges="Sheet2.A2:Sheet2.A9 Sheet2.A1:Sheet2.A1 Sheet2.B2:Sheet2.B9 Sheet2.A10:Sheet2.A10 Sheet2.B12:Sheet2.B18 Sheet2.A12:Sheet2.A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MapCreation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3490000" calcext:value-type="float">
            <text:p>1834900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88374000" calcext:value-type="float">
            <text:p>4883740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01090000" calcext:value-type="float">
            <text:p>11010900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823710000" calcext:value-type="float">
            <text:p>28237100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807410000" calcext:value-type="float">
            <text:p>68074100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865500000" calcext:value-type="float">
            <text:p>158655000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6164700000" calcext:value-type="float">
            <text:p>361647000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4011200000" calcext:value-type="float">
            <text:p>84011200000</text:p>
          </table:table-cell>
        </table:table-row>
        <table:table-row table:style-name="ro1">
          <table:table-cell office:value-type="string" calcext:value-type="string">
            <text:p>VectorCreation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266300000" calcext:value-type="float">
            <text:p>122663000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0291900" calcext:value-type="float">
            <text:p>802919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7823000" calcext:value-type="float">
            <text:p>1678230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81073000" calcext:value-type="float">
            <text:p>3810730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65001000" calcext:value-type="float">
            <text:p>8650010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879670000" calcext:value-type="float">
            <text:p>18796700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099380000" calcext:value-type="float">
            <text:p>40993800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984540000" calcext:value-type="float">
            <text:p>8984540000</text:p>
          </table:table-cell>
        </table:table-row>
      </table:table>
      <table:table table:name="Sheet3" table:style-name="ta1">
        <table:shapes>
          <draw:frame draw:z-index="0" draw:style-name="gr2" draw:text-style-name="P1" svg:width="15.999cm" svg:height="8.999cm" svg:x="17.2cm" svg:y="2.491cm">
            <draw:object draw:notify-on-update-of-ranges="Sheet3.A1:Sheet3.A1 Sheet3.A2:Sheet3.A9 Sheet3.A1:Sheet3.A1 Sheet3.B2:Sheet3.B9 Sheet3.A1:Sheet3.A1 Sheet3.A11:Sheet3.A18 Sheet3.A10:Sheet3.A10 Sheet3.B11:Sheet3.B18" xlink:href="./Object 2" xlink:type="simple" xlink:show="embed" xlink:actuate="onLoad">
              <loext:p text:style-name="P2">=</loext:p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MapLookup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441600" calcext:value-type="float">
            <text:p>24441600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9998100" calcext:value-type="float">
            <text:p>59998100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5251000" calcext:value-type="float">
            <text:p>135251000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99023000" calcext:value-type="float">
            <text:p>299023000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67568000" calcext:value-type="float">
            <text:p>667568000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356900000" calcext:value-type="float">
            <text:p>135690000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015320000" calcext:value-type="float">
            <text:p>3015320000</text:p>
          </table:table-cell>
          <table:table-cell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6987060000" calcext:value-type="float">
            <text:p>6987060000</text:p>
          </table:table-cell>
          <table:table-cell/>
        </table:table-row>
        <table:table-row table:style-name="ro1">
          <table:table-cell office:value-type="string" calcext:value-type="string">
            <text:p>VectorLookup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82240" calcext:value-type="float">
            <text:p>682240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91310" calcext:value-type="float">
            <text:p>1391310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57350" calcext:value-type="float">
            <text:p>2657350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967630" calcext:value-type="float">
            <text:p>4967630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550500" calcext:value-type="float">
            <text:p>12550500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6193400" calcext:value-type="float">
            <text:p>2619340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0527100" calcext:value-type="float">
            <text:p>50527100</text:p>
          </table:table-cell>
          <table:table-cell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45196000" calcext:value-type="float">
            <text:p>145196000</text:p>
          </table:table-cell>
          <table:table-cell table:formula="of:=[.B18]/[.B9]" office:value-type="float" office:value="0.0207807003231688" calcext:value-type="float">
            <text:p>0.020780700323169</text:p>
          </table:table-cell>
        </table:table-row>
      </table:table>
      <table:table table:name="Sheet4" table:style-name="ta1">
        <table:shapes>
          <draw:frame draw:z-index="0" draw:style-name="gr1" draw:text-style-name="P1" svg:width="16.009cm" svg:height="9.004cm" svg:x="16.696cm" svg:y="5.897cm">
            <draw:object draw:notify-on-update-of-ranges="Sheet4.A1:Sheet4.A1 Sheet4.A2:Sheet4.A9 Sheet4.A1:Sheet4.A1 Sheet4.B2:Sheet4.B9 Sheet4.A10:Sheet4.A10 Sheet4.B11:Sheet4.B18 Sheet4.A11:Sheet4.A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pDelete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324500" calcext:value-type="float">
            <text:p>243245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0000700" calcext:value-type="float">
            <text:p>600007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4237000" calcext:value-type="float">
            <text:p>1342370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93258000" calcext:value-type="float">
            <text:p>2932580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26564000" calcext:value-type="float">
            <text:p>6265640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343140000" calcext:value-type="float">
            <text:p>13431400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912410000" calcext:value-type="float">
            <text:p>29124100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6748750000" calcext:value-type="float">
            <text:p>6748750000</text:p>
          </table:table-cell>
        </table:table-row>
        <table:table-row table:style-name="ro1">
          <table:table-cell office:value-type="string" calcext:value-type="string">
            <text:p>VectorDelete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583600" calcext:value-type="float">
            <text:p>515836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4749000" calcext:value-type="float">
            <text:p>1147490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43541000" calcext:value-type="float">
            <text:p>2435410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01910000" calcext:value-type="float">
            <text:p>5019100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976712000" calcext:value-type="float">
            <text:p>9767120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92710000" calcext:value-type="float">
            <text:p>16927100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857820000" calcext:value-type="float">
            <text:p>38578200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210770000" calcext:value-type="float">
            <text:p>8210770000</text:p>
          </table:table-cell>
        </table:table-row>
        <table:table-row table:style-name="ro1">
          <table:table-cell office:value-type="string" calcext:value-type="string">
            <text:p>VectorMultiDelete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1017800" calcext:value-type="float">
            <text:p>410178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6958100" calcext:value-type="float">
            <text:p>969581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17207000" calcext:value-type="float">
            <text:p>2172070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58599000" calcext:value-type="float">
            <text:p>4585990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967564000" calcext:value-type="float">
            <text:p>9675640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014190000" calcext:value-type="float">
            <text:p>20141900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218910000" calcext:value-type="float">
            <text:p>42189100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9120570000" calcext:value-type="float">
            <text:p>9120570000</text:p>
          </table:table-cell>
        </table:table-row>
        <table:table-row table:style-name="ro1">
          <table:table-cell office:value-type="string" calcext:value-type="string">
            <text:p>VectorDelete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243000" calcext:value-type="float">
            <text:p>322430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2423800" calcext:value-type="float">
            <text:p>724238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50532000" calcext:value-type="float">
            <text:p>1505320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12762000" calcext:value-type="float">
            <text:p>3127620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72631000" calcext:value-type="float">
            <text:p>6726310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323410000" calcext:value-type="float">
            <text:p>13234100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743180000" calcext:value-type="float">
            <text:p>27431800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815260000" calcext:value-type="float">
            <text:p>58152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5T23:38:28.356760451</dc:date>
    <meta:editing-duration>PT13M32S</meta:editing-duration>
    <meta:editing-cycles>2</meta:editing-cycles>
    <meta:generator>LibreOffice/7.1.5.2$Linux_X86_64 LibreOffice_project/10$Build-2</meta:generator>
    <meta:document-statistic meta:table-count="4" meta:cell-count="46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379cm" svg:y="3.955cm" style:legend-expansion="high" chart:style-name="ch2"/>
        <chart:plot-area chart:style-name="ch3" table:cell-range-address="Sheet2.A1:Sheet2.A10 Sheet2.B2:Sheet2.B9 Sheet2.B12:Sheet2.B18" chart:data-source-has-labels="row" svg:x="0.319cm" svg:y="0.18cm" svg:width="11.741cm" svg:height="8.646cm">
          <chart:coordinate-region svg:x="2.607cm" svg:y="0.379cm" svg:width="8.7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9" chart:label-cell-address="Sheet2.A1:Sheet2.A1" chart:class="chart:scatter">
            <chart:domain table:cell-range-address="Sheet2.A2:Sheet2.A9"/>
            <chart:data-point chart:repeated="8"/>
          </chart:series>
          <chart:series chart:style-name="ch8" chart:values-cell-range-address="Sheet2.B12:Sheet2.B18" chart:label-cell-address="Sheet2.A10:Sheet2.A10" chart:class="chart:scatter">
            <chart:domain table:cell-range-address="Sheet2.A12:Sheet2.A1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pCreation</text:p>
                <draw:g>
                  <svg:desc>Sheet2.A1:Sheet2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ectorCreation</text:p>
                <draw:g>
                  <svg:desc>Sheet2.A10:Sheet2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2.A2:Sheet2.A9</svg:desc>
                </draw:g>
              </table:table-cell>
              <table:table-cell office:value-type="float" office:value="183490000">
                <text:p>183490000</text:p>
                <draw:g>
                  <svg:desc>Sheet2.B2:Sheet2.B9</svg:desc>
                </draw:g>
              </table:table-cell>
              <table:table-cell office:value-type="float" office:value="524288">
                <text:p>524288</text:p>
                <draw:g>
                  <svg:desc>Sheet2.A12:Sheet2.A18</svg:desc>
                </draw:g>
              </table:table-cell>
              <table:table-cell office:value-type="float" office:value="80291900">
                <text:p>80291900</text:p>
                <draw:g>
                  <svg:desc>Sheet2.B12:Sheet2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488374000">
                <text:p>488374000</text:p>
              </table:table-cell>
              <table:table-cell office:value-type="float" office:value="1048576">
                <text:p>1048576</text:p>
              </table:table-cell>
              <table:table-cell office:value-type="float" office:value="167823000">
                <text:p>16782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101090000">
                <text:p>1101090000</text:p>
              </table:table-cell>
              <table:table-cell office:value-type="float" office:value="2097152">
                <text:p>2097152</text:p>
              </table:table-cell>
              <table:table-cell office:value-type="float" office:value="381073000">
                <text:p>38107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2823710000">
                <text:p>2823710000</text:p>
              </table:table-cell>
              <table:table-cell office:value-type="float" office:value="4194304">
                <text:p>4194304</text:p>
              </table:table-cell>
              <table:table-cell office:value-type="float" office:value="865001000">
                <text:p>86500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6807410000">
                <text:p>6807410000</text:p>
              </table:table-cell>
              <table:table-cell office:value-type="float" office:value="8388608">
                <text:p>8388608</text:p>
              </table:table-cell>
              <table:table-cell office:value-type="float" office:value="1879670000">
                <text:p>187967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5865500000">
                <text:p>15865500000</text:p>
              </table:table-cell>
              <table:table-cell office:value-type="float" office:value="16777216">
                <text:p>16777216</text:p>
              </table:table-cell>
              <table:table-cell office:value-type="float" office:value="4099380000">
                <text:p>409938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36164700000">
                <text:p>36164700000</text:p>
              </table:table-cell>
              <table:table-cell office:value-type="float" office:value="33554432">
                <text:p>33554432</text:p>
              </table:table-cell>
              <table:table-cell office:value-type="float" office:value="8984540000">
                <text:p>898454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54432">
                <text:p>33554432</text:p>
              </table:table-cell>
              <table:table-cell office:value-type="float" office:value="84011200000">
                <text:p>84011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Lookup</text:p>
        </chart:title>
        <chart:legend chart:legend-position="end" svg:x="12.539cm" svg:y="3.952cm" style:legend-expansion="high" chart:style-name="ch3"/>
        <chart:plot-area chart:style-name="ch4" table:cell-range-address="Sheet3.A1:Sheet3.A10 Sheet3.B2:Sheet3.B9 Sheet3.B11:Sheet3.B18" chart:data-source-has-labels="row" svg:x="0.32cm" svg:y="1.275cm" svg:width="11.899cm" svg:height="7.545cm">
          <chart:coordinate-region svg:x="2.423cm" svg:y="1.474cm" svg:width="9.0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B9" chart:label-cell-address="Sheet3.A1:Sheet3.A1" chart:class="chart:scatter">
            <chart:domain table:cell-range-address="Sheet3.A2:Sheet3.A9"/>
            <chart:data-point chart:repeated="8"/>
          </chart:series>
          <chart:series chart:style-name="ch9" chart:values-cell-range-address="Sheet3.B11:Sheet3.B18" chart:label-cell-address="Sheet3.A10:Sheet3.A10" chart:class="chart:scatter">
            <chart:domain table:cell-range-address="Sheet3.A11:Sheet3.A18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pLookup</text:p>
                <draw:g>
                  <svg:desc>Sheet3.A1:Sheet3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ectorLookup</text:p>
                <draw:g>
                  <svg:desc>Sheet3.A10:Sheet3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3.A2:Sheet3.A9</svg:desc>
                </draw:g>
              </table:table-cell>
              <table:table-cell office:value-type="float" office:value="24441600">
                <text:p>24441600</text:p>
                <draw:g>
                  <svg:desc>Sheet3.B2:Sheet3.B9</svg:desc>
                </draw:g>
              </table:table-cell>
              <table:table-cell office:value-type="float" office:value="262144">
                <text:p>262144</text:p>
                <draw:g>
                  <svg:desc>Sheet3.A11:Sheet3.A18</svg:desc>
                </draw:g>
              </table:table-cell>
              <table:table-cell office:value-type="float" office:value="682240">
                <text:p>682240</text:p>
                <draw:g>
                  <svg:desc>Sheet3.B11:Sheet3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59998100">
                <text:p>59998100</text:p>
              </table:table-cell>
              <table:table-cell office:value-type="float" office:value="524288">
                <text:p>524288</text:p>
              </table:table-cell>
              <table:table-cell office:value-type="float" office:value="1391310">
                <text:p>1391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35251000">
                <text:p>135251000</text:p>
              </table:table-cell>
              <table:table-cell office:value-type="float" office:value="1048576">
                <text:p>1048576</text:p>
              </table:table-cell>
              <table:table-cell office:value-type="float" office:value="2657350">
                <text:p>2657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299023000">
                <text:p>299023000</text:p>
              </table:table-cell>
              <table:table-cell office:value-type="float" office:value="2097152">
                <text:p>2097152</text:p>
              </table:table-cell>
              <table:table-cell office:value-type="float" office:value="4967630">
                <text:p>49676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667568000">
                <text:p>667568000</text:p>
              </table:table-cell>
              <table:table-cell office:value-type="float" office:value="4194304">
                <text:p>4194304</text:p>
              </table:table-cell>
              <table:table-cell office:value-type="float" office:value="12550500">
                <text:p>12550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356900000">
                <text:p>1356900000</text:p>
              </table:table-cell>
              <table:table-cell office:value-type="float" office:value="8388608">
                <text:p>8388608</text:p>
              </table:table-cell>
              <table:table-cell office:value-type="float" office:value="26193400">
                <text:p>26193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3015320000">
                <text:p>3015320000</text:p>
              </table:table-cell>
              <table:table-cell office:value-type="float" office:value="16777216">
                <text:p>16777216</text:p>
              </table:table-cell>
              <table:table-cell office:value-type="float" office:value="50527100">
                <text:p>50527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54432">
                <text:p>33554432</text:p>
              </table:table-cell>
              <table:table-cell office:value-type="float" office:value="6987060000">
                <text:p>6987060000</text:p>
              </table:table-cell>
              <table:table-cell office:value-type="float" office:value="33554432">
                <text:p>33554432</text:p>
              </table:table-cell>
              <table:table-cell office:value-type="float" office:value="145196000">
                <text:p>14519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title svg:x="5.911cm" svg:y="0.316cm" chart:style-name="ch2">
          <text:p>Deletion (piecewise)</text:p>
        </chart:title>
        <chart:legend chart:legend-position="end" svg:x="12.682cm" svg:y="3.954cm" style:legend-expansion="high" chart:style-name="ch3"/>
        <chart:plot-area chart:style-name="ch4" table:cell-range-address="Sheet4.A1:Sheet4.A10 Sheet4.B2:Sheet4.B9 Sheet4.B11:Sheet4.B18" chart:data-source-has-labels="row" svg:x="0.32cm" svg:y="1.275cm" svg:width="12.042cm" svg:height="7.55cm">
          <chart:coordinate-region svg:x="2.423cm" svg:y="1.474cm" svg:width="9.196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4.B2:Sheet4.B9" chart:label-cell-address="Sheet4.A1:Sheet4.A1" chart:class="chart:scatter">
            <chart:domain table:cell-range-address="Sheet4.A2:Sheet4.A9"/>
            <chart:data-point chart:repeated="8"/>
          </chart:series>
          <chart:series chart:style-name="ch9" chart:values-cell-range-address="Sheet4.B11:Sheet4.B18" chart:label-cell-address="Sheet4.A10:Sheet4.A10" chart:class="chart:scatter">
            <chart:domain table:cell-range-address="Sheet4.A11:Sheet4.A18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pDelete</text:p>
                <draw:g>
                  <svg:desc>Sheet4.A1:Sheet4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ectorDelete</text:p>
                <draw:g>
                  <svg:desc>Sheet4.A10:Sheet4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4.A2:Sheet4.A9</svg:desc>
                </draw:g>
              </table:table-cell>
              <table:table-cell office:value-type="float" office:value="24324500">
                <text:p>24324500</text:p>
                <draw:g>
                  <svg:desc>Sheet4.B2:Sheet4.B9</svg:desc>
                </draw:g>
              </table:table-cell>
              <table:table-cell office:value-type="float" office:value="262144">
                <text:p>262144</text:p>
                <draw:g>
                  <svg:desc>Sheet4.A11:Sheet4.A18</svg:desc>
                </draw:g>
              </table:table-cell>
              <table:table-cell office:value-type="float" office:value="51583600">
                <text:p>51583600</text:p>
                <draw:g>
                  <svg:desc>Sheet4.B11:Sheet4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60000700">
                <text:p>60000700</text:p>
              </table:table-cell>
              <table:table-cell office:value-type="float" office:value="524288">
                <text:p>524288</text:p>
              </table:table-cell>
              <table:table-cell office:value-type="float" office:value="114749000">
                <text:p>11474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34237000">
                <text:p>134237000</text:p>
              </table:table-cell>
              <table:table-cell office:value-type="float" office:value="1048576">
                <text:p>1048576</text:p>
              </table:table-cell>
              <table:table-cell office:value-type="float" office:value="243541000">
                <text:p>24354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293258000">
                <text:p>293258000</text:p>
              </table:table-cell>
              <table:table-cell office:value-type="float" office:value="2097152">
                <text:p>2097152</text:p>
              </table:table-cell>
              <table:table-cell office:value-type="float" office:value="501910000">
                <text:p>5019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626564000">
                <text:p>626564000</text:p>
              </table:table-cell>
              <table:table-cell office:value-type="float" office:value="4194304">
                <text:p>4194304</text:p>
              </table:table-cell>
              <table:table-cell office:value-type="float" office:value="976712000">
                <text:p>97671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343140000">
                <text:p>1343140000</text:p>
              </table:table-cell>
              <table:table-cell office:value-type="float" office:value="8388608">
                <text:p>8388608</text:p>
              </table:table-cell>
              <table:table-cell office:value-type="float" office:value="1692710000">
                <text:p>16927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2912410000">
                <text:p>2912410000</text:p>
              </table:table-cell>
              <table:table-cell office:value-type="float" office:value="16777216">
                <text:p>16777216</text:p>
              </table:table-cell>
              <table:table-cell office:value-type="float" office:value="3857820000">
                <text:p>385782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54432">
                <text:p>33554432</text:p>
              </table:table-cell>
              <table:table-cell office:value-type="float" office:value="6748750000">
                <text:p>6748750000</text:p>
              </table:table-cell>
              <table:table-cell office:value-type="float" office:value="33554432">
                <text:p>33554432</text:p>
              </table:table-cell>
              <table:table-cell office:value-type="float" office:value="8210770000">
                <text:p>821077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